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3.5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im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orrect_answer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difficult_level</text:p>
          </table:table-cell>
          <table:table-cell table:style-name="ce1" office:value-type="string" calcext:value-type="string">
            <text:p>caption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img1</text:p>
          </table:table-cell>
          <table:table-cell table:style-name="ce1" office:value-type="string" calcext:value-type="string">
            <text:p>img2</text:p>
          </table:table-cell>
          <table:table-cell table:style-name="ce1" office:value-type="string" calcext:value-type="string">
            <text:p>img3</text:p>
          </table:table-cell>
          <table:table-cell table:style-name="ce1" office:value-type="string" calcext:value-type="string">
            <text:p>img4</text:p>
          </table:table-cell>
          <table:table-cell table:style-name="ce1" office:value-type="string" calcext:value-type="string">
            <text:p>img5</text:p>
          </table:table-cell>
          <table:table-cell table:style-name="ce1" office:value-type="string" calcext:value-type="string">
            <text:p>img6</text:p>
          </table:table-cell>
          <table:table-cell table:style-name="ce1" office:value-type="string" calcext:value-type="string">
            <text:p>img7</text:p>
          </table:table-cell>
          <table:table-cell table:style-name="ce1" office:value-type="string" calcext:value-type="string">
            <text:p>img8</text:p>
          </table:table-cell>
          <table:table-cell table:style-name="ce1" office:value-type="string" calcext:value-type="string">
            <text:p>img9</text:p>
          </table:table-cell>
          <table:table-cell table:style-name="ce1" office:value-type="string" calcext:value-type="string">
            <text:p>img10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good morning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ongiorno</text:p>
          </table:table-cell>
          <table:table-cell/>
          <table:table-cell office:value-type="string" calcext:value-type="string">
            <text:p>http://www.auguriebigliettigratis.it/img_biglietti/saluti/buongiorno/buongiorno11.jpg</text:p>
          </table:table-cell>
          <table:table-cell office:value-type="string" calcext:value-type="string">
            <text:p>http://gaetanocantalini.files.wordpress.com/2012/05/329282_269317179772140_210347039002488_692381_1860318859_o.jpg</text:p>
          </table:table-cell>
          <table:table-cell office:value-type="string" calcext:value-type="string">
            <text:p>http://gruppi.chatta.it/_resources/upload/photos/la-stanza-del-sorriso/3ea9aa49-94e1-4ae3-a756-5bec22db5ed5.jpg</text:p>
          </table:table-cell>
          <table:table-cell office:value-type="string" calcext:value-type="string">
            <text:p>http://www.andromedafree.it/gifanimate/archivi/buongiorno/pagine/26/gif_animate_buongiorno_02.gif</text:p>
          </table:table-cell>
          <table:table-cell office:value-type="string" calcext:value-type="string">
            <text:p>http://1.bp.blogspot.com/-0SxivSs5cfg/T5-fcymjIgI/AAAAAAAAA4c/E9GlNzcz5Ms/s1600/buongiorno+bella+gente.png</text:p>
          </table:table-cell>
          <table:table-cell office:value-type="string" calcext:value-type="string">
            <text:p>http://i.imgur.com/DIEtwyA.gif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ao (quando arrivi)</text:p>
          </table:table-cell>
          <table:table-cell/>
          <table:table-cell office:value-type="string" calcext:value-type="string">
            <text:p>http://c.universalscraps.com/files/it/ciao/ciao_142.gif</text:p>
          </table:table-cell>
          <table:table-cell office:value-type="string" calcext:value-type="string">
            <text:p>http://www.emoticonvillage.altervista.org/_altervista_ht/Testuali/Ciao/CiaoText/EmoticonVillageCiaoText%20%284%29.gif</text:p>
          </table:table-cell>
          <table:table-cell office:value-type="string" calcext:value-type="string">
            <text:p><text:a xlink:href="http://i29.tinypic.com/2cqemi9.jpg" xlink:type="simple">http://i29.tinypic.com/2cqemi9.jpg</text:a></text:p>
          </table:table-cell>
          <table:table-cell office:value-type="string" calcext:value-type="string">
            <text:p>http://s10.imagestime.com/out.php/i865852_104444Ciao01.gif</text:p>
          </table:table-cell>
          <table:table-cell office:value-type="string" calcext:value-type="string">
            <text:p>http://1.bp.blogspot.com/-hbwyLWxd9pc/UQLkb54TcnI/AAAAAAAACHE/pzZhx5ixGPc/s1600/Ciao.gif</text:p>
          </table:table-cell>
          <table:table-cell office:value-type="string" calcext:value-type="string">
            <text:p>http://www.emoticonvillage.altervista.org/_altervista_ht/Testuali/Ciao/CiaoGif/EmoticonVillageCiaoGif%20%281%29.gif</text:p>
          </table:table-cell>
          <table:table-cell office:value-type="string" calcext:value-type="string">
            <text:p>http://www.picgifs.com/glitter-gifs/c/ciao/picgifs-ciao-382211.gif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ye bye|good bye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ao (quando vai via)</text:p>
          </table:table-cell>
          <table:table-cell/>
          <table:table-cell office:value-type="string" calcext:value-type="string">
            <text:p>https://lh4.googleusercontent.com/-DglHURx58x4/TW5drUygGEI/AAAAAAAABG8/3ekjh4jIpDQ/s1600/a+presto.bmp</text:p>
          </table:table-cell>
          <table:table-cell office:value-type="string" calcext:value-type="string">
            <text:p>http://www.alessandroristori.com/wp-content/uploads/disco-arrivederci.jpg</text:p>
          </table:table-cell>
          <table:table-cell office:value-type="string" calcext:value-type="string">
            <text:p>http://www.fundacioncivil.org/wp-content/uploads/2012/04/ARRIVEDERCI.jpg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od night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onanotte</text:p>
          </table:table-cell>
          <table:table-cell/>
          <table:table-cell office:value-type="string" calcext:value-type="string">
            <text:p>http://static.pourfemme.it/pfwww/fotogallery/625X0/75193/buonanotte-con-fate.jpg</text:p>
          </table:table-cell>
          <table:table-cell office:value-type="string" calcext:value-type="string">
            <text:p>http://c.universalscraps.com/files/it/buona.notte/buona_notte_102.gif</text:p>
          </table:table-cell>
          <table:table-cell office:value-type="string" calcext:value-type="string">
            <text:p>http://www.cartolinagratis.com/card/cuccioli_buona_notte_1b.jpg</text:p>
          </table:table-cell>
          <table:table-cell office:value-type="string" calcext:value-type="string">
            <text:p>http://www.auguriebigliettigratis.it/img_biglietti/saluti/buonanotte/buona_notte.jpg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od evening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onasera</text:p>
          </table:table-cell>
          <table:table-cell/>
          <table:table-cell office:value-type="string" calcext:value-type="string">
            <text:p>https://ilcieloeblusopralenuvole090683.files.wordpress.com/2014/07/buonasera0jtmg8.gif?w=564</text:p>
          </table:table-cell>
          <table:table-cell office:value-type="string" calcext:value-type="string">
            <text:p>http://imblog.aufeminin.com/blog/D20060912/83294_772313415_bs_logo_eteen_H203804_L.jpg</text:p>
          </table:table-cell>
          <table:table-cell office:value-type="string" calcext:value-type="string">
            <text:p>http://www.auguriebigliettigratis.it/img_biglietti/saluti/buonasera/buonasera2.jpg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2/2c/600px_Rosso3.png</text:p>
          </table:table-cell>
          <table:table-cell office:value-type="string" calcext:value-type="string">
            <text:p>http://cdns2.freepik.com/foto-gratuito/materiale-stropicciato--rosso--texture--textures_3115383.jpg</text:p>
          </table:table-cell>
          <table:table-cell office:value-type="string" calcext:value-type="string">
            <text:p>http://www.romainrima.it/online/wp-content/uploads/2011/09/colori-rosso.jpg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ancione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4/47/Arancione2.svg</text:p>
          </table:table-cell>
          <table:table-cell office:value-type="string" calcext:value-type="string">
            <text:p>http://2.bp.blogspot.com/_cwLd_A5E8Ws/TGDlvcBCaXI/AAAAAAAABKc/q4Bk5fu1BJM/s1600/DSC08836.JPG</text:p>
          </table:table-cell>
          <table:table-cell office:value-type="string" calcext:value-type="string">
            <text:p>http://codicicolori.com/images/sampledata/arancione-colore.jpg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c/cd/600px_Nero.png</text:p>
          </table:table-cell>
          <table:table-cell office:value-type="string" calcext:value-type="string">
            <text:p>http://www.giocattolicreativi.it/media/catalog/product/cache/1/image/9df78eab33525d08d6e5fb8d27136e95/8/2/82301.jpg</text:p>
          </table:table-cell>
          <table:table-cell office:value-type="string" calcext:value-type="string">
            <text:p>http://www.matrimonioplanner.com/wordpress/wp-content/uploads/2013/10/colore_nero_9x9-1024x1024.jpg</text:p>
          </table:table-cell>
          <table:table-cell office:value-type="string" calcext:value-type="string">
            <text:p>http://www.ilgiardinodegliilluminati.it/images/colori/nero.jpg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y|grey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igio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7/7b/600px_Grigio.png</text:p>
          </table:table-cell>
          <table:table-cell office:value-type="string" calcext:value-type="string">
            <text:p>http://www.dettagliperfetti.com/2109-4203-large_default/sabbia-colore-grigio-tubo-da-680-gr-accessori-e-bomboniere-per-matrimonio-eventi-e-batterismi.jpg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8/8f/Bianco.svg</text:p>
          </table:table-cell>
          <table:table-cell office:value-type="string" calcext:value-type="string">
            <text:p>http://www.ciroma.org/site/wp-content/uploads/2012/01/bianco.jpg</text:p>
          </table:table-cell>
          <table:table-cell office:value-type="string" calcext:value-type="string">
            <text:p>http://www.faifesta.it/3106-2386-thickbox/100-palloncini-cuore-medio-in-lattice-colore-bianco.jpg</text:p>
          </table:table-cell>
          <table:table-cell office:value-type="string" calcext:value-type="string">
            <text:p>http://www.sognipedia.it/wp-content/uploads/2011/08/colore-bianco-sognare-significato-interpretazione-numeri.jpg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6/69/600px_Lilla.png</text:p>
          </table:table-cell>
          <table:table-cell office:value-type="string" calcext:value-type="string">
            <text:p>http://www.matrimonioplanner.com/wordpress/wp-content/uploads/2013/05/colore_rosa_9x9-1024x1024.jpg</text:p>
          </table:table-cell>
          <table:table-cell office:value-type="string" calcext:value-type="string">
            <text:p>http://cdns2.freepik.com/foto-gratuito/tessuto--tessuto-rosa--tessuto--colore-rosa_3115319.jpg</text:p>
          </table:table-cell>
          <table:table-cell office:value-type="string" calcext:value-type="string">
            <text:p>http://www.tuttoperleunghie.it/public/articoli/rosa%20pastello.jpg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rone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7/72/600px_Marrone.png</text:p>
          </table:table-cell>
          <table:table-cell office:value-type="string" calcext:value-type="string">
            <text:p>http://www.matrimonioplanner.com/wordpress/wp-content/uploads/2013/10/colore_marrone_9x9-1024x1024.jpg</text:p>
          </table:table-cell>
          <table:table-cell office:value-type="string" calcext:value-type="string">
            <text:p>http://www.italyalbum.it/web/wp-content/uploads/colore-marrone-ch.jp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olet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ola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6/67/Viola.svg</text:p>
          </table:table-cell>
          <table:table-cell office:value-type="string" calcext:value-type="string">
            <text:p>http://static.myluxury.it/myluxury/fotogallery/625X0/26719/ombrello-colore-viola.jpg</text:p>
          </table:table-cell>
          <table:table-cell office:value-type="string" calcext:value-type="string">
            <text:p>http://www.affaritaliani.it/static/upl/pom/pomodori_viola.jpg</text:p>
          </table:table-cell>
          <table:table-cell office:value-type="string" calcext:value-type="string">
            <text:p>http://www.copygirlonline.com/wp-content/uploads/2013/09/viola.jpg</text:p>
          </table:table-cell>
          <table:table-cell office:value-type="string" calcext:value-type="string">
            <text:p>http://ilclubdeigrafomani.files.wordpress.com/2013/05/viola.jpg</text:p>
          </table:table-cell>
          <table:table-cell office:value-type="string" calcext:value-type="string">
            <text:p>http://www.greenme.it/images/easyblog_images/16439/b2ap3_thumbnail_viola.jpg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8/89/600px_Blu.png</text:p>
          </table:table-cell>
          <table:table-cell office:value-type="string" calcext:value-type="string">
            <text:p>http://www.oikos-group.it/Content/img/pigmento-blu.jpg</text:p>
          </table:table-cell>
          <table:table-cell office:value-type="string" calcext:value-type="string">
            <text:p>http://www.davidebertozzi.it/wp-content/uploads/2012/07/blu-di-persia.jpg</text:p>
          </table:table-cell>
          <table:table-cell office:value-type="string" calcext:value-type="string">
            <text:p>http://www.deabyday.tv/data/guides/bellezza-e-stile/stile/Come-abbinare-il-colore-blu-elettrico/image_big_16_9/come+abbinare+il+blu+elettrico.jpg</text:p>
          </table:table-cell>
          <table:table-cell office:value-type="string" calcext:value-type="string">
            <text:p>http://www.lauramoroni.com/wp-content/uploads/2012/09/4288414-di-colore-blu-satinato-tiro-da-sopra-con-pieghe-e-pieghe-di-creare-tutti-i-tipi-di-forme-e-ombre-1024x683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allo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http://upload.wikimedia.org/wikipedia/commons/c/c2/600px_Giallo.png</text:p>
          </table:table-cell>
          <table:table-cell office:value-type="string" calcext:value-type="string">
            <text:p>http://www.gasup.it/picture/prod/zoom/giallo%20lamborghini%2015x15cm.jpg</text:p>
          </table:table-cell>
          <table:table-cell office:value-type="string" calcext:value-type="string">
            <text:p>http://www.tessituraselva.com/tavola-colore/tavolacolori/Giallo1195det.jpg</text:p>
          </table:table-cell>
          <table:table-cell office:value-type="string" calcext:value-type="string">
            <text:p>http://lavocedelquartiere.it/wp-content/uploads/2014/02/colore-giallo-159569.jp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colori</text:p>
          </table:table-cell>
          <table:table-cell office:value-type="string" calcext:value-type="string">
            <text:p><text:a xlink:href="http://upload.wikimedia.org/wikipedia/commons/2/24/600px_Verde.png" xlink:type="simple">http://upload.wikimedia.org/wikipedia/commons/2/24/600px_Verde.png</text:a></text:p>
          </table:table-cell>
          <table:table-cell office:value-type="string" calcext:value-type="string">
            <text:p>http://www.eroma.it/wp-content/uploads/2012/02/verde-que-te-quiero-verde.jpg</text:p>
          </table:table-cell>
          <table:table-cell office:value-type="string" calcext:value-type="string">
            <text:p>http://2.bp.blogspot.com/-AnFGHuvz938/Tg22vURgLBI/AAAAAAAAB8I/N1BypPVIV7A/s1600/verde+3.jpg</text:p>
          </table:table-cell>
          <table:table-cell office:value-type="string" calcext:value-type="string">
            <text:p>http://www.cieliparalleli.com/images/stories/013img2012/52823_verde_material_big.png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te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quilone</text:p>
          </table:table-cell>
          <table:table-cell/>
          <table:table-cell office:value-type="string" calcext:value-type="string">
            <text:p>http://www.cn24tv.it/public/images/201305/aquilone.jpg</text:p>
          </table:table-cell>
          <table:table-cell office:value-type="string" calcext:value-type="string">
            <text:p>http://www.unonotizie.it/immagini/aquilone.jpg</text:p>
          </table:table-cell>
          <table:table-cell office:value-type="string" calcext:value-type="string">
            <text:p>http://www.progettoroxana.it/roxana/staticfiles/aquilone.jpg</text:p>
          </table:table-cell>
          <table:table-cell office:value-type="string" calcext:value-type="string">
            <text:p>http://www.geometrievolanti.cacozza.it/foto%20generali/Img%20web0722frejus08.jpg</text:p>
          </table:table-cell>
          <table:table-cell office:value-type="string" calcext:value-type="string">
            <text:p>http://comefare.donnamoderna.com/wp-content/uploads/2013/02/aquiloni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ll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mbola</text:p>
          </table:table-cell>
          <table:table-cell/>
          <table:table-cell office:value-type="string" calcext:value-type="string">
            <text:p><text:a xlink:href="http://www.idettagli.it/wp-content/images/bambola.jpg" xlink:type="simple">http://www.idettagli.it/wp-content/images/bambola.jpg</text:a></text:p>
          </table:table-cell>
          <table:table-cell office:value-type="string" calcext:value-type="string">
            <text:p>http://www.blogmamma.it/wp-content/uploads/2010/05/bambole-per-bambine-sweet-trudimia1.jpg</text:p>
          </table:table-cell>
          <table:table-cell office:value-type="string" calcext:value-type="string">
            <text:p>http://static.pourfemme.it/pftempolibero/fotogallery/625X0/11997/bambola-di-pezza-con-vestito-a-quadri.jpg</text:p>
          </table:table-cell>
          <table:table-cell office:value-type="string" calcext:value-type="string">
            <text:p>http://www.casadelgiocattolo.com/images/uploads/images/prod_64165%20BAMBOLA.jpg</text:p>
          </table:table-cell>
          <table:table-cell office:value-type="string" calcext:value-type="string">
            <text:p>http://www.spaziomamma.com/dataload/articoli/foto/arriva-lovely-trudimia--la-nuova-bambola-di-trudi_giochi_1.jpg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lloon</text:p>
          </table:table-cell>
          <table:table-cell office:value-type="string" calcext:value-type="string">
            <text:p>traduci la par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lloncino</text:p>
          </table:table-cell>
          <table:table-cell/>
          <table:table-cell office:value-type="string" calcext:value-type="string">
            <text:p><text:a xlink:href="http://newballoonstore.com/file/realballoonstore/ecommerce_smile.gif" xlink:type="simple">http://newballoonstore.com/file/realballoonstore/ecommerce_smile.gif</text:a></text:p>
          </table:table-cell>
          <table:table-cell office:value-type="string" calcext:value-type="string">
            <text:p>http://www.faifesta.it/3697-2754-thickbox/10-palloncini-rosa-stampa-globo-pois.jpg</text:p>
          </table:table-cell>
          <table:table-cell office:value-type="string" calcext:value-type="string">
            <text:p>http://2.bp.blogspot.com/-_AldN2ntEEo/TvVjDm4cE-I/AAAAAAAAADw/ZukHWsg9Ezc/s1600/3862028-smiling-palloncino-giallo-su-sfondo-blu-cielo.jpg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tto</text:p>
          </table:table-cell>
          <table:table-cell office:value-type="string" calcext:value-type="string">
            <text:p>animali</text:p>
          </table:table-cell>
          <table:table-cell office:value-type="string" calcext:value-type="string">
            <text:p>http://www.parcodegliaffetti.it/files/2013/05/Gatto.jpg</text:p>
          </table:table-cell>
          <table:table-cell office:value-type="string" calcext:value-type="string">
            <text:p>http://www.primocanale.it/immagininews/20140928124504-gatto2.jpg</text:p>
          </table:table-cell>
          <table:table-cell office:value-type="string" calcext:value-type="string">
            <text:p>http://comefare.com/wp-content/uploads/2012/09/Gatto5.jpg</text:p>
          </table:table-cell>
          <table:table-cell office:value-type="string" calcext:value-type="string">
            <text:p>http://2.bp.blogspot.com/-sAbHMG-_quc/T2i3TSuzERI/AAAAAAAAAS0/qGOTCDO9bw8/s1600/gatti_69.jp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animali</text:p>
          </table:table-cell>
          <table:table-cell office:value-type="string" calcext:value-type="string">
            <text:p>http://www.alqamah.it/wp-content/uploads/2012/02/cane.jpg</text:p>
          </table:table-cell>
          <table:table-cell office:value-type="string" calcext:value-type="string">
            <text:p>http://www.deabyday.tv/data/guides/cuccioli-e-co/cani/Come-curare-il-cane-da-avvelenamenti-e-colpi-di-calore/image_big_16_9/cane-colpi-calore.jpg</text:p>
          </table:table-cell>
          <table:table-cell office:value-type="string" calcext:value-type="string">
            <text:p>http://www.fidomicio.provincia.ancona.it/Immagini/foto_cane1_imagelarge.jpg</text:p>
          </table:table-cell>
          <table:table-cell office:value-type="string" calcext:value-type="string">
            <text:p>http://www.superedo.it/sfondi/sfondi/Cani/Cuccioli%20Di%20Cane/cuccioli_di_cane_5.jpg</text:p>
          </table:table-cell>
          <table:table-cell office:value-type="string" calcext:value-type="string">
            <text:p>http://3.bp.blogspot.com/-8yuM-5e4KPg/T8qFq8E-TVI/AAAAAAAAAN0/e9BhHd2neH0/s1600/cane+pastore+ted..jpg</text:p>
          </table:table-cell>
          <table:table-cell office:value-type="string" calcext:value-type="string">
            <text:p>http://www.spaziosociale.it/public/immagini/22102014152877-canebar.jp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w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cca</text:p>
          </table:table-cell>
          <table:table-cell office:value-type="string" calcext:value-type="string">
            <text:p>animali</text:p>
          </table:table-cell>
          <table:table-cell office:value-type="string" calcext:value-type="string">
            <text:p>http://qn.quotidiano.net/cronaca/2012/10/13/786173/images/1461344-mucca.jpg</text:p>
          </table:table-cell>
          <table:table-cell office:value-type="string" calcext:value-type="string">
            <text:p>http://2.bp.blogspot.com/-MrXPguiF4PU/UZ5JFLwQFxI/AAAAAAAABJY/Ju88AppDqes/s1600/mucca.jpg</text:p>
          </table:table-cell>
          <table:table-cell office:value-type="string" calcext:value-type="string">
            <text:p>http://www.animalinelmondo.com/images/mammiferi/mucca.jpg</text:p>
          </table:table-cell>
          <table:table-cell office:value-type="string" calcext:value-type="string">
            <text:p>http://img4.wikia.nocookie.net/__cb20080925180517/nonciclopedia/images/7/7e/Mucca.jpg</text:p>
          </table:table-cell>
          <table:table-cell office:value-type="string" calcext:value-type="string">
            <text:p>http://static.fidelityhouse.eu/fidelitynews/wp-content/uploads/2014/08/mucca.jp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pe</text:p>
          </table:table-cell>
          <table:table-cell office:value-type="string" calcext:value-type="string">
            <text:p>animali</text:p>
          </table:table-cell>
          <table:table-cell office:value-type="string" calcext:value-type="string">
            <text:p>http://www.svevasagramola.it/wp-content/uploads/2012/02/FOTO-volpe.jpg</text:p>
          </table:table-cell>
          <table:table-cell office:value-type="string" calcext:value-type="string">
            <text:p>http://www.londonita.com/londrablog/wp-content/uploads/2014/11/volpi-al-centro-di-londra.jpg</text:p>
          </table:table-cell>
          <table:table-cell office:value-type="string" calcext:value-type="string">
            <text:p>http://www.eticamente.net/wp-content/uploads/2013/03/caccia_volpe_siena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rse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vallo</text:p>
          </table:table-cell>
          <table:table-cell office:value-type="string" calcext:value-type="string">
            <text:p>animali</text:p>
          </table:table-cell>
          <table:table-cell office:value-type="string" calcext:value-type="string">
            <text:p>http://wallpaperart.altervista.org/Immagini/cavallo-trotto-1024x768.jpg</text:p>
          </table:table-cell>
          <table:table-cell office:value-type="string" calcext:value-type="string">
            <text:p>http://cdn-2.animalidalmondo.it/o/j/come-tosare-un-cavallo_1c39303c26bede8fbbed7699a2dee0df.jpg</text:p>
          </table:table-cell>
          <table:table-cell office:value-type="string" calcext:value-type="string">
            <text:p>http://www.agriturismolafonte.net/Sport/Cavallo1.JPG</text:p>
          </table:table-cell>
          <table:table-cell office:value-type="string" calcext:value-type="string">
            <text:p>https://www.petpassion.tv/blog/wp-content/uploads/2009/11/cavalli-in-fuga_petpassion.jp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ale</text:p>
          </table:table-cell>
          <table:table-cell office:value-type="string" calcext:value-type="string">
            <text:p>animali</text:p>
          </table:table-cell>
          <table:table-cell office:value-type="string" calcext:value-type="string">
            <text:p>http://quasiaoccidente.files.wordpress.com/2012/04/maiali_mv1.jpg</text:p>
          </table:table-cell>
          <table:table-cell office:value-type="string" calcext:value-type="string">
            <text:p>http://m2.paperblog.com/i/86/869858/simbologia-del-maiale-L-wn63Vk.jpeg</text:p>
          </table:table-cell>
          <table:table-cell office:value-type="string" calcext:value-type="string">
            <text:p>http://www.tipresentoilcane.com/wp-content/uploads/2011/07/maiale.jpg</text:p>
          </table:table-cell>
          <table:table-cell office:value-type="string" calcext:value-type="string">
            <text:p>http://static.turistipercaso.it/image/l/liguria/liguria_zzjgr.T0.jpg</text:p>
          </table:table-cell>
          <table:table-cell office:value-type="string" calcext:value-type="string">
            <text:p>http://www.bdtorino.net/files/maiale_risoluzione_del_desktop_337709826.jpg</text:p>
          </table:table-cell>
          <table:table-cell office:value-type="string" calcext:value-type="string">
            <text:p>http://media.ilfattoalimentare.it/assets/images/ANIMALI/R-140462837-maiale.jp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po</text:p>
          </table:table-cell>
          <table:table-cell office:value-type="string" calcext:value-type="string">
            <text:p>animali</text:p>
          </table:table-cell>
          <table:table-cell office:value-type="string" calcext:value-type="string">
            <text:p>http://www.nextme.it/images/stories/tecnologie/biotecnologie/topo_vista.jpg</text:p>
          </table:table-cell>
          <table:table-cell office:value-type="string" calcext:value-type="string">
            <text:p>http://www.picardi-srl.it/images/trappole-per-topi%20a/esche-feromoni-topi-reggio-emilia.jpg</text:p>
          </table:table-cell>
          <table:table-cell office:value-type="string" calcext:value-type="string">
            <text:p>http://www.ilpaesenuovo.it/wp-content/uploads/2014/03/topo.jpg</text:p>
          </table:table-cell>
          <table:table-cell office:value-type="string" calcext:value-type="string">
            <text:p>http://risatabastarda.altervista.org/wp-content/uploads/2013/04/topo.jpg</text:p>
          </table:table-cell>
          <table:table-cell office:value-type="string" calcext:value-type="string">
            <text:p>http://www.dissapore.com/wp-content/uploads/topo-copia.jp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www.nicolacentofanti.it/wp-content/uploads/2013/04/1.gi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www.unisciipuntini.com/data/images/numero-due,-numero-2_4f7335a06c590-thumb.jp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cdn.esoterya.com/wp-content/uploads/2009/05/tre.jp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attro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www.unisciipuntini.com/data/images/vagone-del-treno-merci-con-il-numero-quattro_51dd8cead5e1e-thumb.jp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nque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thumbs.dreamstime.com/x/numero-cinque-14627118.jpg</text:p>
          </table:table-cell>
          <table:table-cell office:value-type="string" calcext:value-type="string">
            <text:p>http://comps.canstockphoto.com/can-stock-photo_csp9343532.jpg</text:p>
          </table:table-cell>
          <table:table-cell office:value-type="string" calcext:value-type="string">
            <text:p>http://us.123rf.com/450wm/frescomovie/frescomovie1112/frescomovie111200011/11809614-numero-cinque-ottenuto-da-frutta-3d-isolato-su-uno-sfondo-bianco.jpg</text:p>
          </table:table-cell>
          <table:table-cell office:value-type="string" calcext:value-type="string">
            <text:p>http://us.cdn3.123rf.com/168nwm/yaskii/yaskii1103/yaskii110300014/9126757-floreale-vettore-numero-cinque-vedere-di-piu-sul-mio-portafoglio.jp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www.gifmania.it/Gif-Animate-Alfabeti-Animati/Immagini-Animate-Numeri-Animati/Gif-Animati-Numeri-Sei/Numeri-Sei-29090.gif</text:p>
          </table:table-cell>
          <table:table-cell office:value-type="string" calcext:value-type="string">
            <text:p>http://colorare.estaticos.net/disegni/colori/201250/numero-6-lettere-e-numeri-numeri-dipinto-da-federico00-1063155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ven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tte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colorare.estaticos.net/disegni/colori/201319/numero-7-lettere-e-numeri-numeri-dipinto-da-glorialaur-1065268.jpg</text:p>
          </table:table-cell>
          <table:table-cell office:value-type="string" calcext:value-type="string">
            <text:p>http://comps.canstockphoto.com/can-stock-photo_csp9343529.jpg</text:p>
          </table:table-cell>
          <table:table-cell office:value-type="string" calcext:value-type="string">
            <text:p>http://thumbs.dreamstime.com/x/il-numero-sette-modella-la-torta-di-compleanno-17074513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www.faifesta.it/2422-1601-thickbox/designer-megaloon-8.jpg</text:p>
          </table:table-cell>
          <table:table-cell office:value-type="string" calcext:value-type="string">
            <text:p>http://commenti.kataweb.it/commenti/multimedia/71503/2008/06/10/image/146801.jpg</text:p>
          </table:table-cell>
          <table:table-cell office:value-type="string" calcext:value-type="string">
            <text:p>http://thumbs.dreamstime.com/x/numero-otto-13127376.jpg</text:p>
          </table:table-cell>
          <table:table-cell office:value-type="string" calcext:value-type="string">
            <text:p>http://www.mammaebambini.it/wp-content/uploads/2010/01/82.jpg</text:p>
          </table:table-cell>
          <table:table-cell office:value-type="string" calcext:value-type="string">
            <text:p>http://colorare.estaticos.net/disegni/colori/201214/numero-8-lettere-e-numeri-numeri-dipinto-da-luca-1058242.jp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ne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ve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cadernoescolar.com/wp-content/uploads/2011/12/N%C3%BAmero-9-e-desenho-de-nove-palhacinhos.jpg</text:p>
          </table:table-cell>
          <table:table-cell office:value-type="string" calcext:value-type="string">
            <text:p>http://thumbs.dreamstime.com/z/caramella-numero-nove-23046486.jpg</text:p>
          </table:table-cell>
          <table:table-cell office:value-type="string" calcext:value-type="string">
            <text:p>http://thumbs.dreamstime.com/x/corona-con-il-numero-nove-427730.jp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traduci la pa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ci</text:p>
          </table:table-cell>
          <table:table-cell office:value-type="string" calcext:value-type="string">
            <text:p>numeri</text:p>
          </table:table-cell>
          <table:table-cell office:value-type="string" calcext:value-type="string">
            <text:p>http://comps.canstockphoto.com/can-stock-photo_csp9343530.jpg</text:p>
          </table:table-cell>
          <table:table-cell office:value-type="string" calcext:value-type="string">
            <text:p>http://www.mammaebambini.it/wp-content/uploads/2010/06/10.jpg</text:p>
          </table:table-cell>
          <table:table-cell office:value-type="string" calcext:value-type="string">
            <text:p>http://comps.canstockphoto.com/can-stock-photo_csp9376009.jpg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 style:data-style-name="N2" text:time-value="09:13:38.020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30T11:06:58.729000000</dc:date>
    <meta:generator>LibreOffice/4.2.1.1$Windows_x86 LibreOffice_project/d7dbbd7842e6a58b0f521599204e827654e1fb8b</meta:generator>
    <meta:editing-duration>PT5H34M7S</meta:editing-duration>
    <meta:editing-cycles>94</meta:editing-cycles>
    <meta:document-statistic meta:table-count="1" meta:cell-count="342" meta:object-count="0"/>
  </office:meta>
</office:document-meta>
</file>